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10079a" officeooo:paragraph-rsid="0010079a"/>
    </style:style>
    <style:style style:name="P2" style:family="paragraph" style:parent-style-name="Title">
      <style:text-properties officeooo:rsid="0010079a" officeooo:paragraph-rsid="0010079a"/>
    </style:style>
    <style:style style:name="P3" style:family="paragraph" style:parent-style-name="Heading_20_1">
      <style:text-properties officeooo:rsid="0010079a" officeooo:paragraph-rsid="0010079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atusrapport</text:p>
      <text:h text:style-name="P3" text:outline-level="1">12 november 2014:</text:h>
      <text:p text:style-name="P1">Ca 25 källkodsfiler för projektet finns. Bilder har gjorts för att användas som bakgrundsbild, knappar mm. Programmet går att köras. Programmet startar i menyn (MenuState) där man kan klicka sig vidare att börja spelet (PlayState). Ifrån spelet kan man trycka på ESCAPE för att nå pausmenyn (PauseState) där spelet pausas och en bild på alternativ dyker upp. Alternativen är att fortsätta spelet eller gå tillbaka till startmenyn. Det går att flytta sig från pausmenyn tillbaka till spelet och det går också att gå till startmeny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cfr819 </meta:initial-creator>
    <meta:creation-date>2014-11-12T12:34:04.694809541</meta:creation-date>
    <dc:date>2014-11-12T12:45:17.315138300</dc:date>
    <dc:creator>oscfr819 </dc:creator>
    <meta:editing-duration>P0D</meta:editing-duration>
    <meta:editing-cycles>1</meta:editing-cycles>
    <meta:document-statistic meta:table-count="0" meta:image-count="0" meta:object-count="0" meta:page-count="1" meta:paragraph-count="3" meta:word-count="89" meta:character-count="561" meta:non-whitespace-character-count="475"/>
    <meta:generator>LibreOffice/4.1.3.2$Linux_X86_64 LibreOffice_project/410m0$Build-2</meta:generator>
  </office:meta>
</office:document-meta>
</file>